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6.177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 style:data-style-name="N109">
      <style:table-cell-properties fo:background-color="#00ff00"/>
    </style:style>
    <style:style style:name="ce9" style:family="table-cell" style:parent-style-name="Default" style:data-style-name="N109"/>
    <style:style style:name="ce10" style:family="table-cell" style:parent-style-name="Default">
      <style:table-cell-properties fo:background-color="#ff00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office:value-type="string">
            <text:p>Anzahl</text:p>
          </table:table-cell>
          <table:table-cell office:value-type="string">
            <text:p>Name</text:p>
          </table:table-cell>
          <table:table-cell office:value-type="string">
            <text:p>Preis</text:p>
          </table:table-cell>
          <table:table-cell office:value-type="string">
            <text:p>Koste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ATmega8</text:p>
          </table:table-cell>
          <table:table-cell table:number-columns-repeated="4"/>
          <table:table-cell office:value-type="string">
            <text:p>Summe</text:p>
          </table:table-cell>
          <table:table-cell table:formula="of:=SUM([.E1:.E97])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Jump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MicroSD Slot 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6 MhzQ bedrahtet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USB A Buchse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00mA als 1218 ?!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6er-Stecker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7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8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4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2x3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tiftleiste 1x5-Pins 2.54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32.768KHZ <text:s/>12,5p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Stiftleiste 1x2-Pins 2.5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D == 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SS2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SM6T3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.1A Polyflux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s/>LED unterschiedliche Farben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5V z-diode 080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C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2.2µF 100V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0µF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470 µF Elko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00nF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2pF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L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LM21PG221SN1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µH 1A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table:number-columns-spanned="2" table:number-rows-spanned="1">
            <text:p><text:s/>== R ==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16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0R 0805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s/>20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220R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400K 0805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12k 0805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s/>10K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s/>1k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/></text:p>
          </table:table-cell>
          <table:table-cell table:number-columns-repeated="6"/>
        </table:table-row>
        <table:table-row table:style-name="ro2">
          <table:table-cell/>
          <table:table-cell table:style-name="ce1" table:number-columns-spanned="2" table:number-rows-spanned="1"/>
          <table:covered-table-cell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 table:number-rows-repeated="4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6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2"/>
          <table:table-cell table:style-name="ce3"/>
          <table:table-cell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3">
          <table:table-cell table:number-columns-repeated="3"/>
          <table:table-cell table:style-name="ce2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number-columns-repeated="4"/>
        </table:table-row>
      </table:table>
      <table:table table:name="Tabelle2" table:style-name="ta1" table:print="false">
        <table:table-column table:style-name="co4" table:default-cell-style-name="ce5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4">
          <table:table-cell table:style-name="ce4" office:value-type="string">
            <text:p>Anzahl</text:p>
          </table:table-cell>
          <table:table-cell table:style-name="ce4" office:value-type="string">
            <text:p>Layout Bez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Beschaffung</text:p>
          </table:table-cell>
          <table:table-cell table:style-name="ce4" office:value-type="string">
            <text:p>Preis (einzeln)</text:p>
          </table:table-cell>
          <table:table-cell table:style-name="ce4" office:value-type="string">
            <text:p>Preis</text:p>
          </table:table-cell>
          <table:table-cell table:style-name="ce4" office:value-type="string">
            <text:p>Alternativen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10" office:value-type="string">
            <text:p>Summe</text:p>
          </table:table-cell>
          <table:table-cell table:style-name="ce10" table:formula="of:=SUM([.F2:.F95])" office:value-type="currency" office:currency="EUR" office:value="156.39526">
            <text:p>156,40 €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BAT_CLIP</text:p>
          </table:table-cell>
          <table:table-cell table:style-name="ce7" office:value-type="string">
            <text:p>Batteriehalter</text:p>
          </table:table-cell>
          <table:table-cell table:style-name="ce7" office:value-type="string">
            <text:p>http://de.mouser.com/ProductDetail/Keystone-Electronics/3000TR/?qs=sGAEpiMZZMupuRtfu7GC%252beGJ107FIWf8f6Iz%2f7PG2SQ%3d</text:p>
          </table:table-cell>
          <table:table-cell table:style-name="ce8" table:formula="of:=1.19*0.546" office:value-type="currency" office:currency="EUR" office:value="0.64974">
            <text:p>0,65 €</text:p>
          </table:table-cell>
          <table:table-cell table:style-name="ce7" table:formula="of:=[.A3]*[.E3]" office:value-type="currency" office:currency="EUR" office:value="0.64974">
            <text:p>0,65 €</text:p>
          </table:table-cell>
          <table:table-cell table:number-columns-repeated="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7" office:value-type="string">
            <text:p>S6,S7,S8,S9</text:p>
          </table:table-cell>
          <table:table-cell table:style-name="ce7" office:value-type="string">
            <text:p>Richtungs Taster</text:p>
          </table:table-cell>
          <table:table-cell table:style-name="ce7" office:value-type="string">
            <text:p>??</text:p>
          </table:table-cell>
          <table:table-cell table:style-name="ce8" office:value-type="currency" office:currency="EUR" office:value="1">
            <text:p>1,00 €</text:p>
          </table:table-cell>
          <table:table-cell table:style-name="ce7" table:formula="of:=[.A4]*[.E4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S1</text:p>
          </table:table-cell>
          <table:table-cell table:style-name="ce7" office:value-type="string">
            <text:p>Simpler Reset Taster</text:p>
          </table:table-cell>
          <table:table-cell table:style-name="ce7" office:value-type="string">
            <text:p>http://de.mouser.com/ProductDetail/Mountain-Switch/101-0364-EV/?qs=sGAEpiMZZMsgGjVA3toVBLsjZdbK7wFUtEZL8gWcycM%3d</text:p>
          </table:table-cell>
          <table:table-cell table:style-name="ce8" table:formula="of:=0.211*1.19" office:value-type="currency" office:currency="EUR" office:value="0.25109">
            <text:p>0,25 €</text:p>
          </table:table-cell>
          <table:table-cell table:style-name="ce7" table:formula="of:=[.A5]*[.E5]" office:value-type="currency" office:currency="EUR" office:value="0.25109">
            <text:p>0,25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16Mhz</text:p>
          </table:table-cell>
          <table:table-cell table:style-name="ce7" office:value-type="string">
            <text:p>Quarz</text:p>
          </table:table-cell>
          <table:table-cell table:style-name="ce7" office:value-type="string">
            <text:p>http://de.mouser.com/ProductDetail/ABRACON/ABLS-16000MHZ-B4-T/?qs=sGAEpiMZZMsBj6bBr9Q9afotFnKtdEDA7ZIrgzeEC8Q%3d</text:p>
          </table:table-cell>
          <table:table-cell table:style-name="ce8" table:formula="of:=0.34*2.05" office:value-type="currency" office:currency="EUR" office:value="0.697">
            <text:p>0,70 €</text:p>
          </table:table-cell>
          <table:table-cell table:style-name="ce7" table:formula="of:=[.A6]*[.E6]" office:value-type="currency" office:currency="EUR" office:value="0.697">
            <text:p>0,7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BTM222</text:p>
          </table:table-cell>
          <table:table-cell office:value-type="string">
            <text:p>Bluetooth</text:p>
          </table:table-cell>
          <table:table-cell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formula="of:=[.A7]*[.E7]" office:value-type="currency" office:currency="EUR" office:value="13.5">
            <text:p>13,5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BAT</text:p>
          </table:table-cell>
          <table:table-cell table:style-name="ce7" office:value-type="string">
            <text:p>Batterie für RTC</text:p>
          </table:table-cell>
          <table:table-cell table:style-name="ce7" office:value-type="string">
            <text:p>http://de.mouser.com/ProductDetail/Renata/CR2016-MFRTS/?qs=sGAEpiMZZMuauSEoLDNvSu7sAmakP0ZEzrmnmvSYEgo%3d</text:p>
          </table:table-cell>
          <table:table-cell table:style-name="ce8" table:formula="of:=0.82*1.19" office:value-type="currency" office:currency="EUR" office:value="0.9758">
            <text:p>0,98 €</text:p>
          </table:table-cell>
          <table:table-cell table:style-name="ce7" table:formula="of:=[.A8]*[.E8]" office:value-type="currency" office:currency="EUR" office:value="0.9758">
            <text:p>0,98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1</text:p>
          </table:table-cell>
          <table:table-cell table:style-name="ce7" office:value-type="string">
            <text:p>Schmitttrigger</text:p>
          </table:table-cell>
          <table:table-cell table:style-name="ce7" office:value-type="string">
            <text:p>http://de.mouser.com/ProductDetail/Texas-Instruments/CD4093BNSRG4/?qs=sGAEpiMZZMtMa9lbYwD6ZBohDQbaYMAatUD0lxbTcDM%3d</text:p>
          </table:table-cell>
          <table:table-cell table:style-name="ce8" table:formula="of:=1.19*0.44" office:value-type="currency" office:currency="EUR" office:value="0.5236">
            <text:p>0,52 €</text:p>
          </table:table-cell>
          <table:table-cell table:style-name="ce7" table:formula="of:=[.A9]*[.E9]" office:value-type="currency" office:currency="EUR" office:value="0.5236">
            <text:p>0,52 €</text:p>
          </table:table-cell>
          <table:table-cell table:number-columns-repeated="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7" office:value-type="string">
            <text:p>5V_F,12V_F1</text:p>
          </table:table-cell>
          <table:table-cell table:style-name="ce7" office:value-type="string">
            <text:p>Polyfuse, 1.0 A</text:p>
          </table:table-cell>
          <table:table-cell table:style-name="ce7" office:value-type="string">
            <text:p>http://de.mouser.com/ProductDetail/Littelfuse/72R050XU/?qs=sGAEpiMZZMu7EFbsM1w0nYqj83OvMWW8AHhRQEUj9io%3d</text:p>
          </table:table-cell>
          <table:table-cell table:style-name="ce8" table:formula="of:=1.19*0.231" office:value-type="currency" office:currency="EUR" office:value="0.27489">
            <text:p>0,27 €</text:p>
          </table:table-cell>
          <table:table-cell table:style-name="ce7" table:formula="of:=[.A10]*[.E10]" office:value-type="currency" office:currency="EUR" office:value="0.54978">
            <text:p>0,55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L10</text:p>
          </table:table-cell>
          <table:table-cell table:style-name="ce7" office:value-type="string">
            <text:p>Spitzenfilter, <text:s/>22µH 1A</text:p>
          </table:table-cell>
          <table:table-cell table:style-name="ce7" office:value-type="string">
            <text:p>http://de.mouser.com/ProductDetail/Sumida/CR54NP-220MC/?qs=sGAEpiMZZMv126LJFLh8yxR%2fiPwtgkBPBg03oJ79dLM%3d</text:p>
          </table:table-cell>
          <table:table-cell table:style-name="ce8" table:formula="of:=0.67*1.19" office:value-type="currency" office:currency="EUR" office:value="0.7973">
            <text:p>0,80 €</text:p>
          </table:table-cell>
          <table:table-cell table:style-name="ce7" table:formula="of:=[.A11]*[.E11]" office:value-type="currency" office:currency="EUR" office:value="0.7973">
            <text:p>0,8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L8</text:p>
          </table:table-cell>
          <table:table-cell table:style-name="ce7" office:value-type="string">
            <text:p>BLM21PG221SN1</text:p>
          </table:table-cell>
          <table:table-cell table:style-name="ce7" office:value-type="string">
            <text:p>http://de.mouser.com/ProductDetail/Murata/BLM21PG221SN1D/?qs=N%2fLoXOA9PTJ4i6RHFrsqmw%3d%3d</text:p>
          </table:table-cell>
          <table:table-cell table:style-name="ce8" table:formula="of:=1.19*0.165" office:value-type="currency" office:currency="EUR" office:value="0.19635">
            <text:p>0,20 €</text:p>
          </table:table-cell>
          <table:table-cell table:style-name="ce7" table:formula="of:=[.A12]*[.E12]" office:value-type="currency" office:currency="EUR" office:value="0.19635">
            <text:p>0,20 €</text:p>
          </table:table-cell>
          <table:table-cell table:number-columns-repeated="3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46,C49</text:p>
          </table:table-cell>
          <table:table-cell office:value-type="string">
            <text:p>Große Elkos</text:p>
          </table:table-cell>
          <table:table-cell office:value-type="string">
            <text:p>ebay</text:p>
          </table:table-cell>
          <table:table-cell table:style-name="ce9" office:value-type="currency" office:currency="EUR" office:value="0.29">
            <text:p>0,29 €</text:p>
          </table:table-cell>
          <table:table-cell table:formula="of:=[.A13]*[.E13]" office:value-type="currency" office:currency="EUR" office:value="0.58">
            <text:p>0,58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R785.0</text:p>
          </table:table-cell>
          <table:table-cell table:style-name="ce7" office:value-type="string">
            <text:p>DC/DC Wandler</text:p>
          </table:table-cell>
          <table:table-cell table:style-name="ce7" office:value-type="string">
            <text:p>http://de.mouser.com/ProductDetail/RECOM-Power/R-7850-10/?qs=sGAEpiMZZMtwaiKVUtQsNS6SOjapLQbCfq8onaCYCcc%3d</text:p>
          </table:table-cell>
          <table:table-cell table:style-name="ce8" table:formula="of:=1.2*6.45" office:value-type="currency" office:currency="EUR" office:value="7.74">
            <text:p>7,74 €</text:p>
          </table:table-cell>
          <table:table-cell table:style-name="ce7" table:formula="of:=[.A14]*[.E14]" office:value-type="currency" office:currency="EUR" office:value="7.74">
            <text:p>7,74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2</text:p>
          </table:table-cell>
          <table:table-cell table:style-name="ce7" office:value-type="string">
            <text:p>Atmega8</text:p>
          </table:table-cell>
          <table:table-cell table:style-name="ce7" office:value-type="string">
            <text:p>http://de.mouser.com/ProductDetail/Atmel/ATMEGA88PA-AU/?qs=sGAEpiMZZMuejTFqD3Nt%252bOPjs0BY82XT</text:p>
          </table:table-cell>
          <table:table-cell table:style-name="ce8" table:formula="of:=2.1*1.19" office:value-type="currency" office:currency="EUR" office:value="2.499">
            <text:p>2,50 €</text:p>
          </table:table-cell>
          <table:table-cell table:style-name="ce7" table:formula="of:=[.A15]*[.E15]" office:value-type="currency" office:currency="EUR" office:value="2.499">
            <text:p>2,5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TMP102AIDRLT</text:p>
          </table:table-cell>
          <table:table-cell table:style-name="ce7" office:value-type="string">
            <text:p>TempSensor</text:p>
          </table:table-cell>
          <table:table-cell table:style-name="ce7" office:value-type="string">
            <text:p>http://de.mouser.com/ProductDetail/Texas-Instruments/TMP102AIDRLR/?qs=sGAEpiMZZMucenltShoSnvcH4kNLTJOgHTHoYSKuTBo%3d</text:p>
          </table:table-cell>
          <table:table-cell table:style-name="ce8" table:formula="of:=1.19*3.2" office:value-type="currency" office:currency="EUR" office:value="3.808">
            <text:p>3,81 €</text:p>
          </table:table-cell>
          <table:table-cell table:style-name="ce7" table:formula="of:=[.A16]*[.E16]" office:value-type="currency" office:currency="EUR" office:value="3.808">
            <text:p>3,81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IC4</text:p>
          </table:table-cell>
          <table:table-cell table:style-name="ce7" office:value-type="string">
            <text:p>Prozessor</text:p>
          </table:table-cell>
          <table:table-cell table:style-name="ce7" office:value-type="string">
            <text:p>http://de.mouser.com/ProductDetail/Atmel/ATmega2560-16AU/?qs=sGAEpiMZZMtkfMPOFRTOl4TPj%252bk4h3O1</text:p>
          </table:table-cell>
          <table:table-cell table:style-name="ce8" table:formula="of:=14.52*1.2" office:value-type="currency" office:currency="EUR" office:value="17.424">
            <text:p>17,42 €</text:p>
          </table:table-cell>
          <table:table-cell table:style-name="ce7" table:formula="of:=[.A17]*[.E17]" office:value-type="currency" office:currency="EUR" office:value="17.424">
            <text:p>17,42 €</text:p>
          </table:table-cell>
          <table:table-cell table:style-name="ce5" office:value-type="string">
            <text:p>-&gt; 10+3 ebay</text:p>
          </table:table-cell>
          <table:table-cell table:number-columns-repeated="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croSD</text:p>
          </table:table-cell>
          <table:table-cell office:value-type="string">
            <text:p>Sockel</text:p>
          </table:table-cell>
          <table:table-cell office:value-type="string">
            <text:p>ganz grob</text:p>
          </table:table-cell>
          <table:table-cell table:style-name="ce9" office:value-type="currency" office:currency="EUR" office:value="2.5">
            <text:p>2,50 €</text:p>
          </table:table-cell>
          <table:table-cell table:formula="of:=[.A18]*[.E18]" office:value-type="currency" office:currency="EUR" office:value="2.5">
            <text:p>2,5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 table:style-name="ce9"/>
          <table:table-cell table:formula="of:=[.A19]*[.E19]" office:value-type="float" office:value="0">
            <text:p>0</text:p>
          </table:table-cell>
          <table:table-cell table:number-columns-repeated="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7" office:value-type="string">
            <text:p>RGBLED</text:p>
          </table:table-cell>
          <table:table-cell table:style-name="ce7"/>
          <table:table-cell table:style-name="ce7" office:value-type="string">
            <text:p>http://de.mouser.com/ProductDetail/OSRAM-Opto-Semiconductors/LRTBGFTM-ST7-1+VV9-29+Q5R/?qs=sGAEpiMZZMtEjy7lsqBi5dRYf4FN5td3GgplTFGf7Zc%3d</text:p>
          </table:table-cell>
          <table:table-cell table:style-name="ce8" table:formula="of:=1.19*0.553" office:value-type="currency" office:currency="EUR" office:value="0.65807">
            <text:p>0,66 €</text:p>
          </table:table-cell>
          <table:table-cell table:style-name="ce7" table:formula="of:=[.A20]*[.E20]" office:value-type="currency" office:currency="EUR" office:value="4.60649">
            <text:p>4,61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PS</text:p>
          </table:table-cell>
          <table:table-cell office:value-type="string">
            <text:p>Mttrallala</text:p>
          </table:table-cell>
          <table:table-cell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formula="of:=[.A21]*[.E21]" office:value-type="currency" office:currency="EUR" office:value="23.1">
            <text:p>23,1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B-D Buchse</text:p>
          </table:table-cell>
          <table:table-cell/>
          <table:table-cell office:value-type="string">
            <text:p>????</text:p>
          </table:table-cell>
          <table:table-cell table:style-name="ce9" office:value-type="currency" office:currency="EUR" office:value="10">
            <text:p>10,00 €</text:p>
          </table:table-cell>
          <table:table-cell table:formula="of:=[.A22]*[.E22]" office:value-type="currency" office:currency="EUR" office:value="10">
            <text:p>10,00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isplay</text:p>
          </table:table-cell>
          <table:table-cell/>
          <table:table-cell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formula="of:=[.A23]*[.E23]" office:value-type="currency" office:currency="EUR" office:value="33.3795">
            <text:p>33,38 €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atine</text:p>
          </table:table-cell>
          <table:table-cell office:value-type="string">
            <text:p>15-50</text:p>
          </table:table-cell>
          <table:table-cell office:value-type="string">
            <text:p>????</text:p>
          </table:table-cell>
          <table:table-cell table:style-name="ce9" office:value-type="currency" office:currency="EUR" office:value="20">
            <text:p>20,00 €</text:p>
          </table:table-cell>
          <table:table-cell table:formula="of:=[.A24]*[.E24]" office:value-type="currency" office:currency="EUR" office:value="20">
            <text:p>20,00 €</text:p>
          </table:table-cell>
          <table:table-cell table:number-columns-repeated="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7" office:value-type="string">
            <text:p>DCDC53.3</text:p>
          </table:table-cell>
          <table:table-cell table:style-name="ce7" office:value-type="string">
            <text:p>AP1117E33G</text:p>
          </table:table-cell>
          <table:table-cell table:style-name="ce7" office:value-type="string">
            <text:p>http://de.mouser.com/ProductDetail/Diodes-Inc/AP1117E33G-13/?qs=sGAEpiMZZMsGz1a6aV8DcBongxLutZaODvyeB%2fW9Bgc%3d</text:p>
          </table:table-cell>
          <table:table-cell table:style-name="ce8" table:formula="of:=0.363*1.19" office:value-type="currency" office:currency="EUR" office:value="0.43197">
            <text:p>0,43 €</text:p>
          </table:table-cell>
          <table:table-cell table:style-name="ce7" table:formula="of:=[.A25]*[.E25]" office:value-type="currency" office:currency="EUR" office:value="0.43197">
            <text:p>0,43 €</text:p>
          </table:table-cell>
          <table:table-cell table:number-columns-repeated="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7" office:value-type="string">
            <text:p>T1,T2,T3</text:p>
          </table:table-cell>
          <table:table-cell table:style-name="ce7" office:value-type="string">
            <text:p>2N7002BKW,115</text:p>
          </table:table-cell>
          <table:table-cell table:style-name="ce7" office:value-type="string">
            <text:p>http://de.mouser.com/ProductDetail/NXP-Semiconductors/2N7002BKW115/?qs=sGAEpiMZZMv4eh0jmGe02ysUrjeQFOta5JGI1XFmH2Y%3d</text:p>
          </table:table-cell>
          <table:table-cell table:style-name="ce8" table:formula="of:=1.19*0.052" office:value-type="currency" office:currency="EUR" office:value="0.06188">
            <text:p>0,06 €</text:p>
          </table:table-cell>
          <table:table-cell table:style-name="ce7" table:formula="of:=[.A26]*[.E26]" office:value-type="currency" office:currency="EUR" office:value="0.18564">
            <text:p>0,19 €</text:p>
          </table:table-cell>
          <table:table-cell table:number-columns-repeated="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Stiftleisten</text:p>
          </table:table-cell>
          <table:table-cell table:number-columns-repeated="2"/>
          <table:table-cell table:style-name="ce9"/>
          <table:table-cell table:formula="of:=[.A27]*[.E27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Widerstände</text:p>
          </table:table-cell>
          <table:table-cell table:number-columns-repeated="2"/>
          <table:table-cell table:style-name="ce9" office:value-type="currency" office:currency="EUR" office:value="0.02">
            <text:p>0,02 €</text:p>
          </table:table-cell>
          <table:table-cell table:formula="of:=[.A28]*[.E28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LED's</text:p>
          </table:table-cell>
          <table:table-cell table:number-columns-repeated="2"/>
          <table:table-cell table:style-name="ce9" office:value-type="currency" office:currency="EUR" office:value="0.04">
            <text:p>0,04 €</text:p>
          </table:table-cell>
          <table:table-cell table:formula="of:=[.A29]*[.E29]" office:value-type="currency" office:currency="EUR" office:value="4">
            <text:p>4,00 €</text:p>
          </table:table-cell>
          <table:table-cell table:number-columns-repeated="3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LED Grün</text:p>
          </table:table-cell>
          <table:table-cell table:number-columns-repeated="2"/>
          <table:table-cell table:style-name="ce9"/>
          <table:table-cell table:formula="of:=[.A30]*[.E30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R2</text:p>
          </table:table-cell>
          <table:table-cell office:value-type="string">
            <text:p>10k 0805</text:p>
          </table:table-cell>
          <table:table-cell/>
          <table:table-cell table:style-name="ce9"/>
          <table:table-cell table:formula="of:=[.A31]*[.E31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_QUARZ3</text:p>
          </table:table-cell>
          <table:table-cell office:value-type="string">
            <text:p>82 pF 0805</text:p>
          </table:table-cell>
          <table:table-cell/>
          <table:table-cell table:style-name="ce9"/>
          <table:table-cell table:formula="of:=[.A32]*[.E32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_ATMEGA</text:p>
          </table:table-cell>
          <table:table-cell office:value-type="string">
            <text:p>100nF 0805</text:p>
          </table:table-cell>
          <table:table-cell/>
          <table:table-cell table:style-name="ce9"/>
          <table:table-cell table:formula="of:=[.A33]*[.E33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_ATM1</text:p>
          </table:table-cell>
          <table:table-cell office:value-type="string">
            <text:p>100nF 0805</text:p>
          </table:table-cell>
          <table:table-cell/>
          <table:table-cell table:style-name="ce9"/>
          <table:table-cell table:formula="of:=[.A34]*[.E34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_ATM2</text:p>
          </table:table-cell>
          <table:table-cell office:value-type="string">
            <text:p>100nF 0805</text:p>
          </table:table-cell>
          <table:table-cell/>
          <table:table-cell table:style-name="ce9"/>
          <table:table-cell table:formula="of:=[.A35]*[.E35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C_REF</text:p>
          </table:table-cell>
          <table:table-cell office:value-type="string">
            <text:p>100nF 0805</text:p>
          </table:table-cell>
          <table:table-cell/>
          <table:table-cell table:style-name="ce9"/>
          <table:table-cell table:formula="of:=[.A36]*[.E36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QUA_1</text:p>
          </table:table-cell>
          <table:table-cell office:value-type="string">
            <text:p>22pF 0805</text:p>
          </table:table-cell>
          <table:table-cell/>
          <table:table-cell table:style-name="ce9"/>
          <table:table-cell table:formula="of:=[.A37]*[.E37]" office:value-type="float" office:value="0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QUA_2</text:p>
          </table:table-cell>
          <table:table-cell office:value-type="string">
            <text:p>22p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SCL_UP</text:p>
          </table:table-cell>
          <table:table-cell office:value-type="string">
            <text:p>10k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SDA_UP</text:p>
          </table:table-cell>
          <table:table-cell office:value-type="string">
            <text:p>10k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_BT</text:p>
          </table:table-cell>
          <table:table-cell office:value-type="string">
            <text:p>200nF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_DATA</text:p>
          </table:table-cell>
          <table:table-cell office:value-type="string">
            <text:p>22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_CNT</text:p>
          </table:table-cell>
          <table:table-cell office:value-type="string">
            <text:p>22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4</text:p>
          </table:table-cell>
          <table:table-cell office:value-type="string">
            <text:p>Red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5</text:p>
          </table:table-cell>
          <table:table-cell office:value-type="string">
            <text:p>Blue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X_L</text:p>
          </table:table-cell>
          <table:table-cell office:value-type="string">
            <text:p>2k7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X_H</text:p>
          </table:table-cell>
          <table:table-cell office:value-type="string">
            <text:p>1k2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TX</text:p>
          </table:table-cell>
          <table:table-cell office:value-type="string">
            <text:p>Stiftleiste 2 Polig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X</text:p>
          </table:table-cell>
          <table:table-cell office:value-type="string">
            <text:p>Stiftleiste 2 Polig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5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7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28</text:p>
          </table:table-cell>
          <table:table-cell office:value-type="string">
            <text:p>1k 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GPS_FIX</text:p>
          </table:table-cell>
          <table:table-cell office:value-type="string">
            <text:p>Red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40</text:p>
          </table:table-cell>
          <table:table-cell office:value-type="string">
            <text:p>2k7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41</text:p>
          </table:table-cell>
          <table:table-cell office:value-type="string">
            <text:p>1k2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10</text:p>
          </table:table-cell>
          <table:table-cell office:value-type="string">
            <text:p>5k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11</text:p>
          </table:table-cell>
          <table:table-cell office:value-type="string">
            <text:p>7k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42</text:p>
          </table:table-cell>
          <table:table-cell office:value-type="string">
            <text:p>n.B.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9</text:p>
          </table:table-cell>
          <table:table-cell office:value-type="string">
            <text:p>10k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8</text:p>
          </table:table-cell>
          <table:table-cell office:value-type="string">
            <text:p>31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7</text:p>
          </table:table-cell>
          <table:table-cell office:value-type="string">
            <text:p>31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1</text:p>
          </table:table-cell>
          <table:table-cell office:value-type="string">
            <text:p>25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4</text:p>
          </table:table-cell>
          <table:table-cell office:value-type="string">
            <text:p>25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5</text:p>
          </table:table-cell>
          <table:table-cell office:value-type="string">
            <text:p>565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6</text:p>
          </table:table-cell>
          <table:table-cell office:value-type="string">
            <text:p>49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27</text:p>
          </table:table-cell>
          <table:table-cell office:value-type="string">
            <text:p>56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14</text:p>
          </table:table-cell>
          <table:table-cell office:value-type="string">
            <text:p>SS24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15</text:p>
          </table:table-cell>
          <table:table-cell office:value-type="string">
            <text:p>SS24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GR_BL_L</text:p>
          </table:table-cell>
          <table:table-cell office:value-type="string">
            <text:p>Green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GR_BLR</text:p>
          </table:table-cell>
          <table:table-cell office:value-type="string">
            <text:p>Green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E_OIL</text:p>
          </table:table-cell>
          <table:table-cell office:value-type="string">
            <text:p>Red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BL_HB</text:p>
          </table:table-cell>
          <table:table-cell office:value-type="string">
            <text:p>Blue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GR_N</text:p>
          </table:table-cell>
          <table:table-cell office:value-type="string">
            <text:p>Green LED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OIL_V_DIV_2</text:p>
          </table:table-cell>
          <table:table-cell office:value-type="string">
            <text:p>220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Z_DIV1</text:p>
          </table:table-cell>
          <table:table-cell office:value-type="string">
            <text:p>5k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6</text:p>
          </table:table-cell>
          <table:table-cell office:value-type="string">
            <text:p>20V-Zdiode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_HIGH</text:p>
          </table:table-cell>
          <table:table-cell office:value-type="string">
            <text:p>2k 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_LOW</text:p>
          </table:table-cell>
          <table:table-cell office:value-type="string">
            <text:p>1k 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9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TEMP_ALERT</text:p>
          </table:table-cell>
          <table:table-cell office:value-type="string">
            <text:p>1k 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D7</text:p>
          </table:table-cell>
          <table:table-cell office:value-type="string">
            <text:p>SS24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C_C</text:p>
          </table:table-cell>
          <table:table-cell office:value-type="string">
            <text:p>2700pF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13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_REF_L</text:p>
          </table:table-cell>
          <table:table-cell office:value-type="string">
            <text:p>10k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V_REF_H</text:p>
          </table:table-cell>
          <table:table-cell office:value-type="string">
            <text:p>82k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14</text:p>
          </table:table-cell>
          <table:table-cell office:value-type="string">
            <text:p>820pF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EC_L1</text:p>
          </table:table-cell>
          <table:table-cell office:value-type="string">
            <text:p>1k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S1</text:p>
          </table:table-cell>
          <table:table-cell office:value-type="string">
            <text:p>15,5 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15</text:p>
          </table:table-cell>
          <table:table-cell office:value-type="string">
            <text:p>820pF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EC_L2</text:p>
          </table:table-cell>
          <table:table-cell office:value-type="string">
            <text:p>1k 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RS2</text:p>
          </table:table-cell>
          <table:table-cell office:value-type="string">
            <text:p>15,5 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IC12</text:p>
          </table:table-cell>
          <table:table-cell office:value-type="string">
            <text:p>MOTORTREIBER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8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10</text:p>
          </table:table-cell>
          <table:table-cell office:value-type="string">
            <text:p>10µF 080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C12</text:p>
          </table:table-cell>
          <table:table-cell office:value-type="string">
            <text:p>100nF 0805</text:p>
          </table:table-cell>
          <table:table-cell table:number-columns-repeated="6"/>
        </table:table-row>
        <table:table-row table:style-name="ro2" table:number-rows-repeated="6544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8.10.2011</text:date>, <text:time>08:3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12T14:52:06.73</meta:creation-date>
    <dc:date>2011-10-18T08:38:12</dc:date>
    <meta:editing-duration>P2DT9H5M23S</meta:editing-duration>
    <meta:editing-cycles>40</meta:editing-cycles>
    <meta:generator>LibreOffice/3.4$Unix LibreOffice_project/340m1$Build-302</meta:generator>
    <dc:creator>Kolja Windeler</dc:creator>
    <meta:document-statistic meta:table-count="3" meta:cell-count="409" meta:object-count="0"/>
  </office:meta>
</office:document-meta>
</file>